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8f9" officeooo:paragraph-rsid="001e48f9"/>
    </style:style>
    <style:style style:name="P2" style:family="paragraph" style:parent-style-name="Standard">
      <style:text-properties officeooo:paragraph-rsid="001e48f9"/>
    </style:style>
    <style:style style:name="P3" style:family="paragraph" style:parent-style-name="Standard">
      <style:text-properties officeooo:rsid="001e4e65" officeooo:paragraph-rsid="001e4e65"/>
    </style:style>
    <style:style style:name="P4" style:family="paragraph" style:parent-style-name="Standard">
      <style:text-properties officeooo:rsid="001f07f7" officeooo:paragraph-rsid="001f07f7"/>
    </style:style>
    <style:style style:name="P5" style:family="paragraph" style:parent-style-name="Standard">
      <style:text-properties officeooo:rsid="0020b67a" officeooo:paragraph-rsid="0020b67a"/>
    </style:style>
    <style:style style:name="P6" style:family="paragraph" style:parent-style-name="Standard">
      <style:text-properties officeooo:rsid="00210a72" officeooo:paragraph-rsid="00210a72"/>
    </style:style>
    <style:style style:name="P7" style:family="paragraph" style:parent-style-name="Standard">
      <style:text-properties officeooo:rsid="0021ff90" officeooo:paragraph-rsid="0021ff90"/>
    </style:style>
    <style:style style:name="P8" style:family="paragraph" style:parent-style-name="Standard">
      <style:text-properties officeooo:paragraph-rsid="0021ff90"/>
    </style:style>
    <style:style style:name="T1" style:family="text">
      <style:text-properties officeooo:rsid="001e48f9"/>
    </style:style>
    <style:style style:name="T2" style:family="text">
      <style:text-properties officeooo:rsid="001e4e65"/>
    </style:style>
    <style:style style:name="T3" style:family="text">
      <style:text-properties officeooo:rsid="00210a72"/>
    </style:style>
    <style:style style:name="T4" style:family="text">
      <style:text-properties officeooo:rsid="0021ff90"/>
    </style:style>
    <style:style style:name="T5" style:family="text">
      <style:text-properties officeooo:rsid="00226395"/>
    </style:style>
    <style:style style:name="T6" style:family="text">
      <style:text-properties officeooo:rsid="00252b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1 </text:p>
      <text:p text:style-name="P1">33 images</text:p>
      <text:p text:style-name="P1">1,2,3,4,5,6,7,8,9,10,11</text:p>
      <text:p text:style-name="P2"><text:span text:style-name="T1">11/33 = 1/3 </text:span><text:span text:style-name="T4">=0.33 fail</text:span></text:p>
      <text:p text:style-name="P2"/>
      <text:p text:style-name="P1">test2</text:p>
      <text:p text:style-name="P1">20 images</text:p>
      <text:p text:style-name="P1">1,2,3,4,5,6,7,8,9,10,11</text:p>
      <text:p text:style-name="P1">11/20= 0.55 <text:span text:style-name="T4">fail</text:span></text:p>
      <text:p text:style-name="P1"/>
      <text:p text:style-name="P1">test3</text:p>
      <text:p text:style-name="P1">84 images – 82 with hand</text:p>
      <text:p text:style-name="P1">123456789</text:p>
      <text:p text:style-name="P1">123456789</text:p>
      <text:p text:style-name="P1">123456789</text:p>
      <text:p text:style-name="P1">123456789</text:p>
      <text:p text:style-name="P1">123456789</text:p>
      <text:p text:style-name="P1">123456789</text:p>
      <text:p text:style-name="P1">123456789</text:p>
      <text:p text:style-name="P1">123456789</text:p>
      <text:p text:style-name="P1">12</text:p>
      <text:p text:style-name="P1">8*9+2= 72+2= 74</text:p>
      <text:p text:style-name="P1">results 74/82 = <text:span text:style-name="T2">0.902 pass</text:span></text:p>
      <text:p text:style-name="P1"/>
      <text:p text:style-name="P3">test 4</text:p>
      <text:p text:style-name="P3">182 images</text:p>
      <text:p text:style-name="P3">0123456789</text:p>
      <text:p text:style-name="P3">0123456789</text:p>
      <text:p text:style-name="P3">0123456789</text:p>
      <text:p text:style-name="P3">0123456789</text:p>
      <text:p text:style-name="P3">0123456789</text:p>
      <text:p text:style-name="P3">0123456789</text:p>
      <text:p text:style-name="P3">0123456789</text:p>
      <text:p text:style-name="P3">0123456789</text:p>
      <text:p text:style-name="P3">0123456789</text:p>
      <text:p text:style-name="P3">0123456789</text:p>
      <text:p text:style-name="P3">0123456789</text:p>
      <text:p text:style-name="P3">0123456789</text:p>
      <text:p text:style-name="P3">0123</text:p>
      <text:p text:style-name="P3">124/182= 0.67 fail</text:p>
      <text:p text:style-name="P3"/>
      <text:p text:style-name="P4">test6</text:p>
      <text:p text:style-name="P4">63 images-2</text:p>
      <text:p text:style-name="P4">10+10+10+20</text:p>
      <text:p text:style-name="P4">50/61=0.819 – <text:span text:style-name="T4">pass if 80&gt;</text:span></text:p>
      <text:p text:style-name="P4"/>
      <text:p text:style-name="P5">test7</text:p>
      <text:p text:style-name="P5">70 imgs-2</text:p>
      <text:p text:style-name="P5">10+10+1</text:p>
      <text:p text:style-name="P5"><text:soft-page-break/>21/68=<text:span text:style-name="T4">0.3 FAIL</text:span></text:p>
      <text:p text:style-name="P5"/>
      <text:p text:style-name="P5">test8 </text:p>
      <text:p text:style-name="P5">71 imgs-<text:span text:style-name="T3">2</text:span></text:p>
      <text:p text:style-name="P5">10+10+10+10+4</text:p>
      <text:p text:style-name="P5">44/69=0.63 <text:span text:style-name="T4">fail</text:span></text:p>
      <text:p text:style-name="P5"/>
      <text:p text:style-name="P6">test9</text:p>
      <text:p text:style-name="P6">69 images-5</text:p>
      <text:p text:style-name="P6">10+10+10+10+10+2=52</text:p>
      <text:p text:style-name="P6">52/64 = 0.82 <text:span text:style-name="T4">pass if 80&gt;</text:span></text:p>
      <text:p text:style-name="P6"/>
      <text:p text:style-name="P8"><text:span text:style-name="T4">fail <text:tab/><text:tab/>pass<text:tab/></text:span><text:span text:style-name="T5">MEAN </text:span><text:span text:style-name="T6">APPEARANCE RATE</text:span></text:p>
      <text:p text:style-name="P7"/>
      <text:p text:style-name="P7">5<text:tab/><text:tab/>3<text:tab/><text:tab/><text:span text:style-name="T5">0.544</text:span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2T10:50:34.110997320</meta:creation-date>
    <meta:editing-duration>PT24M36S</meta:editing-duration>
    <meta:editing-cycles>8</meta:editing-cycles>
    <meta:generator>LibreOffice/6.4.7.2$Linux_X86_64 LibreOffice_project/40$Build-2</meta:generator>
    <dc:date>2022-05-22T15:31:32.664229568</dc:date>
    <meta:document-statistic meta:table-count="0" meta:image-count="0" meta:object-count="0" meta:page-count="2" meta:paragraph-count="55" meta:word-count="98" meta:character-count="648" meta:non-whitespace-character-count="597"/>
  </office:meta>
</office:document-meta>
</file>